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2" style:family="paragraph" style:parent-style-name="Text_20_body" style:list-style-name="L2">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3" style:family="paragraph" style:parent-style-name="Text_20_body" style:list-style-name="L3">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4" style:family="paragraph" style:parent-style-name="Text_20_body" style:list-style-name="L4">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5" style:family="paragraph" style:parent-style-name="Text_20_body" style:list-style-name="L5">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6" style:family="paragraph" style:parent-style-name="Text_20_body" style:list-style-name="L6">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7" style:family="paragraph" style:parent-style-name="Text_20_body" style:list-style-name="L7">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8" style:family="paragraph" style:parent-style-name="Text_20_body" style:list-style-name="L8">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9" style:family="paragraph" style:parent-style-name="Text_20_body" style:list-style-name="L9">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10" style:family="paragraph" style:parent-style-name="Text_20_body" style:list-style-name="L10">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11" style:family="paragraph" style:parent-style-name="Text_20_body" style:list-style-name="L11">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style:style style:name="P12" style:family="paragraph" style:parent-style-name="Text_20_body" style:list-style-name="L12">
      <style:paragraph-properties fo:margin-left="0in" fo:margin-right="0in" fo:margin-top="0in" fo:margin-bottom="0in" loext:contextual-spacing="false" fo:orphans="4" fo:widows="2" fo:text-indent="0in" style:auto-text-indent="false" fo:padding="0in" fo:border="none"/>
      <style:text-properties fo:font-variant="normal" fo:text-transform="none" fo:color="#b8bfc6" style:font-name="Helvetica Neue" fo:font-size="12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9238820819572949" text:style-name="L1">
        <text:list-item>
          <text:p text:style-name="P1">Victor background. Victor Frequent visitor to library. Journalist for BN. Activist Journalist in the 50s. Trained by Jesuits at Kanisius. Victor Knows everyone through activities as journalist. Victor Amateur dalang. Close with the Ipphos brothers. Victor In Jogja for flight to Baguio</text:p>
        </text:list-item>
      </text:list>
      <text:list xml:id="list9200068972327962482" text:style-name="L2">
        <text:list-header>
          <text:p text:style-name="P2">Victor Intrigued by Dutch officials not knowing about loss of RI-002. </text:p>
        </text:list-header>
      </text:list>
      <text:list xml:id="list5829704740039706784" text:style-name="L3">
        <text:list-header>
          <text:p text:style-name="P3">Victor tried to get interview with Spoor.</text:p>
        </text:list-header>
      </text:list>
      <text:list xml:id="list2605239909333325412" text:style-name="L4">
        <text:list-header>
          <text:p text:style-name="P4">Victor remembers seeing purported photo of RI-002 guarded by Dutch soldier. Julia looks but cannot find it. Weeks later she does find the misfiled album.</text:p>
        </text:list-header>
      </text:list>
      <text:list xml:id="list8243284166956528426" text:style-name="L5">
        <text:list-header>
          <text:p text:style-name="P5">Victor tells of cynical ambiance in BN newsroom. They see the writing on the wall.</text:p>
        </text:list-header>
      </text:list>
      <text:list xml:id="list2895862638366413466" text:style-name="L6">
        <text:list-header>
          <text:p text:style-name="P6">Victor tries to investigate disappearance, but is rebuffed at every turn.</text:p>
        </text:list-header>
      </text:list>
      <text:list xml:id="list8647286127970133985" text:style-name="L7">
        <text:list-header>
          <text:p text:style-name="P7">Victor Convinced that Spoor was a dictator mounting a military coop.</text:p>
        </text:list-header>
      </text:list>
      <text:list xml:id="list1036165660583522082" text:style-name="L8">
        <text:list-header>
          <text:p text:style-name="P8">Victor Only when Cameron and julia go to Karangendah does he learn that Spoor was trying to prevent a coup, and was therefore murdered.</text:p>
        </text:list-header>
      </text:list>
      <text:list xml:id="list7803425949194185540" text:style-name="L9">
        <text:list-header>
          <text:p text:style-name="P9">Victor is assaulted by Ambonese premen with connections to KNIL.</text:p>
        </text:list-header>
      </text:list>
      <text:list xml:id="list5015204111249251047" text:style-name="L10">
        <text:list-header>
          <text:p text:style-name="P10">Victor learns from Paul Verspoor that Westerling is testing waters for coup. Immediately assumes it is Spoor.</text:p>
        </text:list-header>
      </text:list>
      <text:list xml:id="list2673433380620574653" text:style-name="L11">
        <text:list-header>
          <text:p text:style-name="P11">Victor has Close ties with communists in Batavia. This would lead to trouble in 1965. </text:p>
        </text:list-header>
      </text:list>
      <text:list xml:id="list1605293672161894030" text:style-name="L12">
        <text:list-header>
          <text:p text:style-name="P12">Victor Thinks he has uncovered plot by communists to work with Spoor on coup. Afterward they would double cross each other. </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8:01:19.688137505</meta:creation-date>
    <dc:date>2019-10-26T18:03:52.978823166</dc:date>
    <meta:editing-duration>PT2M33S</meta:editing-duration>
    <meta:editing-cycles>1</meta:editing-cycles>
    <meta:document-statistic meta:table-count="0" meta:image-count="0" meta:object-count="0" meta:page-count="1" meta:paragraph-count="12" meta:word-count="221" meta:character-count="1302" meta:non-whitespace-character-count="1102"/>
    <meta:generator>LibreOffice/5.1.6.2$Linux_X86_64 LibreOffice_project/10m0$Build-2</meta:generator>
  </office:meta>
</office:document-meta>
</file>